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" fo:font-size="12pt" officeooo:rsid="001756cb" officeooo:paragraph-rsid="0019ad9a" style:font-size-asian="12pt" style:font-size-complex="12pt"/>
    </style:style>
    <style:style style:name="P6" style:family="paragraph" style:parent-style-name="Table_20_Contents">
      <style:text-properties style:font-name="Ubuntu" fo:font-size="12pt" officeooo:rsid="001bb7cb" officeooo:paragraph-rsid="001bb7cb" style:font-size-asian="12pt" style:font-size-complex="12pt"/>
    </style:style>
    <style:style style:name="P7" style:family="paragraph" style:parent-style-name="Table_20_Contents">
      <style:text-properties style:font-name="Ubuntu" fo:font-size="12pt" officeooo:rsid="001bb7cb" officeooo:paragraph-rsid="0019ad9a" style:font-size-asian="12pt" style:font-size-complex="12pt"/>
    </style:style>
    <style:style style:name="P8" style:family="paragraph" style:parent-style-name="Table_20_Contents">
      <style:text-properties style:font-name="Ubuntu" fo:font-size="12pt" officeooo:rsid="0018b2c7" officeooo:paragraph-rsid="001bb7cb" style:font-size-asian="12pt" style:font-size-complex="12pt"/>
    </style:style>
    <style:style style:name="P9" style:family="paragraph" style:parent-style-name="Table_20_Contents">
      <style:text-properties style:font-name="Ubuntu" fo:font-size="12pt" officeooo:rsid="00312d33" officeooo:paragraph-rsid="001e358b" style:font-size-asian="12pt" style:font-size-complex="12pt"/>
    </style:style>
    <style:style style:name="P10" style:family="paragraph" style:parent-style-name="Table_20_Contents">
      <style:text-properties style:font-name="Ubuntu" fo:font-size="12pt" officeooo:rsid="001e358b" officeooo:paragraph-rsid="001e358b" style:font-size-asian="12pt" style:font-size-complex="12pt"/>
    </style:style>
    <style:style style:name="P11" style:family="paragraph" style:parent-style-name="Table_20_Contents">
      <style:text-properties style:font-name="Ubuntu" fo:font-size="12pt" officeooo:rsid="001f217c" officeooo:paragraph-rsid="001f31c4" style:font-size-asian="12pt" style:font-size-complex="12pt"/>
    </style:style>
    <style:style style:name="P12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" fo:font-size="12pt" fo:font-weight="bold" officeooo:rsid="001e358b" officeooo:paragraph-rsid="001e358b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officeooo:rsid="0013c907" style:font-size-asian="12pt" style:font-size-complex="12p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style:font-name="Ubuntu1" style:font-name-asian="Ubuntu2" style:font-name-complex="Ubuntu2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8pt" fo:font-weight="bold" officeooo:rsid="0013c907" style:font-name-asian="Ubuntu2" style:font-size-asian="18pt" style:font-weight-asian="bold" style:font-name-complex="Ubuntu2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8pt" fo:font-weight="bold" officeooo:rsid="0013c907" style:font-name-asian="Ubuntu2" style:font-size-asian="18pt" style:font-weight-asian="bold" style:font-name-complex="Ubuntu2" style:font-size-complex="18pt" style:font-weight-complex="bold"/>
    </style:style>
    <style:style style:name="P25" style:family="paragraph" style:parent-style-name="Table_20_Contents" style:list-style-name="L1">
      <style:text-properties style:font-name="Ubuntu" fo:font-size="12pt" officeooo:rsid="00312d33" officeooo:paragraph-rsid="001e358b" style:font-size-asian="12pt" style:font-size-complex="12pt"/>
    </style:style>
    <style:style style:name="P26" style:family="paragraph" style:parent-style-name="Table_20_Contents" style:list-style-name="L2">
      <style:text-properties style:font-name="Ubuntu" fo:font-size="12pt" officeooo:rsid="002e1ad4" officeooo:paragraph-rsid="001f6b12" style:font-size-asian="12pt" style:font-size-complex="12pt"/>
    </style:style>
    <style:style style:name="P27" style:family="paragraph" style:parent-style-name="Table_20_Contents" style:list-style-name="L3">
      <style:text-properties style:font-name="Ubuntu" fo:font-size="12pt" officeooo:rsid="002b4ff1" officeooo:paragraph-rsid="001f6b12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db8dc"/>
    </style:style>
    <style:style style:name="T6" style:family="text">
      <style:text-properties style:font-name="Ubuntu1" fo:font-weight="bold" style:font-name-asian="Ubuntu2" style:font-weight-asian="bold" style:font-name-complex="Ubuntu2" style:font-weight-complex="bold"/>
    </style:style>
    <style:style style:name="T7" style:family="text">
      <style:text-properties style:font-name="Ubuntu1" style:font-name-asian="Ubuntu2" style:font-name-complex="Ubuntu2"/>
    </style:style>
    <style:style style:name="T8" style:family="text">
      <style:text-properties officeooo:rsid="001e358b"/>
    </style:style>
    <style:style style:name="T9" style:family="text">
      <style:text-properties officeooo:rsid="001bb7cb"/>
    </style:style>
    <style:style style:name="T10" style:family="text">
      <style:text-properties officeooo:rsid="001d7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517688028448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</text:span><text:span text:style-name="T5">10</text:span></text:p>
          </table:table-cell>
          <table:covered-table-cell/>
        </table:table-row>
        <table:table-row table:style-name="TableLine94517688213360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517688214640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517688215280">
          <table:table-cell table:style-name="Tabela1.A8" office:value-type="string">
            <text:p text:style-name="P18">Descrição</text:p>
          </table:table-cell>
          <table:table-cell table:style-name="Tabela1.B8" office:value-type="string">
            <text:p text:style-name="P10"><text:span text:style-name="T9">P</text:span>esquisar parcelamentos</text:p>
          </table:table-cell>
        </table:table-row>
        <table:table-row table:style-name="TableLine94517688215920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8"/>
            <text:list xml:id="list175871712" text:style-name="L1">
              <text:list-item>
                <text:p text:style-name="P25">Paciente cadastrado</text:p>
              </text:list-item>
              <text:list-item>
                <text:p text:style-name="P25">Paciente selecionado</text:p>
              </text:list-item>
            </text:list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11">Exibir os dados cadastrado<text:span text:style-name="T10">s na pesquisa.</text:span></text:p>
          </table:table-cell>
        </table:table-row>
        <table:table-row table:style-name="Tabela1.7">
          <table:table-cell table:style-name="Tabela1.A7" office:value-type="string">
            <text:p text:style-name="P14">Entradas</text:p>
          </table:table-cell>
          <table:table-cell table:style-name="Tabela1.B7" office:value-type="string">
            <text:p text:style-name="P4"/>
            <text:p text:style-name="P7"/>
            <text:p text:style-name="P5"/>
          </table:table-cell>
        </table:table-row>
        <table:table-row table:style-name="TableLine94517688219184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6">Excencial</text:p>
          </table:table-cell>
        </table:table-row>
        <table:table-row table:style-name="TableLine94517688219872">
          <table:table-cell table:style-name="Tabela1.A9" table:number-columns-spanned="2" office:value-type="string">
            <text:p text:style-name="P19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6">Fluxo principal</text:p>
          </table:table-cell>
          <table:table-cell table:style-name="Tabela1.B7" office:value-type="string">
            <text:list xml:id="list2392014097" text:style-name="L2">
              <text:list-item>
                <text:p text:style-name="P26">Selecionar o paciente cadastrado.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6">Fluxo secundário</text:p>
          </table:table-cell>
          <table:table-cell table:style-name="Tabela1.B7" office:value-type="string">
            <text:list xml:id="list1717472616" text:style-name="L3">
              <text:list-item>
                <text:p text:style-name="P27">Validar se o paciente foi selecionado.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7">Regras</text:p>
          </table:table-cell>
          <table:table-cell table:style-name="Tabela1.B7" office:value-type="string">
            <text:p text:style-name="P1"/>
          </table:table-cell>
        </table:table-row>
        <table:table-row table:style-name="TableLine94517688223520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3"><text:span text:style-name="T8">1</text:span>.0</text:p>
          </table:table-cell>
        </table:table-row>
      </table:table>
      <text:p text:style-name="P23"/>
      <text:p text:style-name="P23"/>
      <text:p text:style-name="P23">O que significam os campos</text:p>
      <text:p text:style-name="P22"/>
      <text:p text:style-name="P21"><text:span text:style-name="T6">Ator principal – </text:span><text:span text:style-name="T7">Pessoa que usará o sistema, exemplo(estoquista, balconista, vendedor)</text:span></text:p>
      <text:p text:style-name="P22"/>
      <text:p text:style-name="P21"><text:span text:style-name="T6">Ator secundário – </text:span><text:span text:style-name="T7">Pessoa ou outro sistema que usará o caso de uso(vendedor/banco)</text:span></text:p>
      <text:p text:style-name="P22"/>
      <text:p text:style-name="P21"><text:span text:style-name="T6">Descrição – </text:span><text:span text:style-name="T7">Descrição da funcionalidade</text:span></text:p>
      <text:p text:style-name="P22"/>
      <text:p text:style-name="P21"><text:span text:style-name="T6">Pré-condição – </text:span><text:span text:style-name="T7">Deve acontecer antes de executar uma ação, exemplo(estar logado)</text:span></text:p>
      <text:p text:style-name="P22"/>
      <text:p text:style-name="P21"><text:span text:style-name="T6">Pós-condição – </text:span><text:span text:style-name="T7">Deve acontecer após executar uma ação, exemplo(emitir comprovante)</text:span></text:p>
      <text:p text:style-name="P22"/>
      <text:p text:style-name="P21"><text:span text:style-name="T6">Entradas – </text:span><text:span text:style-name="T7">Campos que serão usados, exemplo(nome, telefone, endereço, etc)</text:span></text:p>
      <text:p text:style-name="P22"><text:soft-page-break/></text:p>
      <text:p text:style-name="P21"><text:span text:style-name="T6">Prioridade – </text:span><text:span text:style-name="T7">Essencial ou opcional.</text:span></text:p>
      <text:p text:style-name="P22"/>
      <text:p text:style-name="P21"><text:span text:style-name="T6">Fluxo principal – </text:span><text:span text:style-name="T7">Passos que devem acontecer para que tudo dê certo.</text:span></text:p>
      <text:p text:style-name="P22"/>
      <text:p text:style-name="P21"><text:span text:style-name="T6">Fluxo secundário – </text:span><text:span text:style-name="T7">Passos que devem acontecer caso algo dê errado.</text:span></text:p>
      <text:p text:style-name="P22"/>
      <text:p text:style-name="P21"><text:span text:style-name="T6">Regras –</text:span><text:span text:style-name="T7"> Regras de funcionamento exemplo (Não permitir dois ID duplicados) </text:span></text:p>
      <text:p text:style-name="P22"/>
      <text:p text:style-name="P20"><text:span text:style-name="T6">Versão – </text:span><text:span text:style-name="T7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6M9S</meta:editing-duration>
    <meta:editing-cycles>26</meta:editing-cycles>
    <meta:generator>LibreOffice/6.4.7.2$Linux_X86_64 LibreOffice_project/40$Build-2</meta:generator>
    <dc:date>2021-11-03T17:31:54.047042472</dc:date>
    <meta:document-statistic meta:table-count="1" meta:image-count="0" meta:object-count="0" meta:page-count="2" meta:paragraph-count="34" meta:word-count="153" meta:character-count="1117" meta:non-whitespace-character-count="990"/>
  </office:meta>
</office:document-meta>
</file>